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HiraKakuProN-W3" svg:font-family="HiraKakuProN-W3"/>
    <style:font-face style:name="OpenSymbol1" svg:font-family="OpenSymbol"/>
    <style:font-face style:name="Osaka" svg:font-family="Osak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7.1000003814697pt" style:font-size-asian="15pt" style:font-size-complex="17.1000003814697pt"/>
    </style:style>
    <style:style style:name="P3" style:family="paragraph" style:parent-style-name="Standard">
      <style:paragraph-properties fo:text-align="start" style:justify-single-word="false"/>
      <style:text-properties fo:font-size="17.1000003814697pt" style:font-size-asian="15pt" style:font-size-complex="17.1000003814697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style:font-size-asian="13pt" style:font-size-complex="14.8500003814697pt"/>
    </style:style>
    <style:style style:name="P6" style:family="paragraph" style:parent-style-name="Standard" style:master-page-name="">
      <style:paragraph-properties fo:margin-left="0.407cm" fo:margin-right="0cm" fo:text-align="start" style:justify-single-word="false" fo:text-indent="0cm" style:auto-text-indent="false" style:page-number="auto"/>
      <style:text-properties fo:font-size="14.8500003814697pt" style:font-size-asian="13pt" style:font-size-complex="14.8500003814697pt"/>
    </style:style>
    <style:style style:name="P7" style:family="paragraph" style:parent-style-name="Standard">
      <style:paragraph-properties fo:margin-left="0.418cm" fo:margin-right="0cm" fo:text-align="start" style:justify-single-word="false" fo:text-indent="0cm" style:auto-text-indent="false"/>
      <style:text-properties fo:font-size="14.8500003814697pt" style:font-size-asian="13pt" style:font-size-complex="14.8500003814697pt"/>
    </style:style>
    <style:style style:name="P8" style:family="paragraph" style:parent-style-name="Standard" style:master-page-name="">
      <style:paragraph-properties fo:margin-left="0.418cm" fo:margin-right="0cm" fo:text-align="start" style:justify-single-word="false" fo:text-indent="0cm" style:auto-text-indent="false" style:page-number="auto"/>
      <style:text-properties fo:font-size="14.8500003814697pt" style:font-size-asian="13pt" style:font-size-complex="14.8500003814697pt"/>
    </style:style>
    <style:style style:name="P9" style:family="paragraph" style:parent-style-name="Standard" style:list-style-name="L1">
      <style:paragraph-properties fo:text-align="start" style:justify-single-word="false"/>
    </style:style>
    <style:style style:name="P10" style:family="paragraph" style:parent-style-name="Standard" style:list-style-name="L5">
      <style:paragraph-properties fo:text-align="start" style:justify-single-word="false"/>
    </style:style>
    <style:style style:name="P11" style:family="paragraph" style:parent-style-name="Standard" style:list-style-name="L6">
      <style:paragraph-properties fo:text-align="start" style:justify-single-word="false"/>
    </style:style>
    <style:style style:name="P12" style:family="paragraph" style:parent-style-name="Standard" style:list-style-name="L3">
      <style:paragraph-properties fo:text-align="start" style:justify-single-word="false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0.5pt" style:font-size-asian="9.14999961853027pt" style:font-size-complex="10.5pt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style:font-size-asian="10.5pt" style:font-size-complex="12pt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style:font-size-asian="10.5pt" style:font-size-complex="12pt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2pt" style:font-size-asian="10.5pt" style:font-size-complex="12pt"/>
    </style:style>
    <style:style style:name="P17" style:family="paragraph" style:parent-style-name="Standard" style:list-style-name="L3">
      <style:paragraph-properties fo:text-align="start" style:justify-single-word="false"/>
      <style:text-properties fo:color="#000000" style:font-name="HiraKakuProN-W3" fo:font-size="11pt" style:font-name-asian="HiraKakuProN-W3" style:font-size-asian="11pt" style:font-name-complex="HiraKakuProN-W3" style:font-size-complex="11pt"/>
    </style:style>
    <style:style style:name="T1" style:family="text">
      <style:text-properties style:font-name-asian="Osaka"/>
    </style:style>
    <style:style style:name="T2" style:family="text">
      <style:text-properties fo:font-size="10.5pt" style:font-size-asian="9.14999961853027pt" style:font-size-complex="10.5pt"/>
    </style:style>
    <style:style style:name="T3" style:family="text">
      <style:text-properties fo:font-size="12pt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77cm" fo:text-indent="-0.635cm" fo:margin-left="1.6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12cm" fo:text-indent="-0.635cm" fo:margin-left="2.3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47cm" fo:text-indent="-0.635cm" fo:margin-left="2.9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82cm" fo:text-indent="-0.635cm" fo:margin-left="3.5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17cm" fo:text-indent="-0.635cm" fo:margin-left="4.2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52cm" fo:text-indent="-0.635cm" fo:margin-left="4.8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87cm" fo:text-indent="-0.635cm" fo:margin-left="5.4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22cm" fo:text-indent="-0.635cm" fo:margin-left="6.1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57cm" fo:text-indent="-0.635cm" fo:margin-left="6.7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92cm" fo:text-indent="-0.635cm" fo:margin-left="7.39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77cm" fo:text-indent="-0.635cm" fo:margin-left="1.67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12cm" fo:text-indent="-0.635cm" fo:margin-left="2.31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7cm" fo:text-indent="-0.635cm" fo:margin-left="2.94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2cm" fo:text-indent="-0.635cm" fo:margin-left="3.58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7cm" fo:text-indent="-0.635cm" fo:margin-left="4.21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52cm" fo:text-indent="-0.635cm" fo:margin-left="4.85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7cm" fo:text-indent="-0.635cm" fo:margin-left="5.48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22cm" fo:text-indent="-0.635cm" fo:margin-left="6.12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7cm" fo:text-indent="-0.635cm" fo:margin-left="6.75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92cm" fo:text-indent="-0.635cm" fo:margin-left="7.39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77cm" fo:text-indent="-0.635cm" fo:margin-left="1.67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12cm" fo:text-indent="-0.635cm" fo:margin-left="2.31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7cm" fo:text-indent="-0.635cm" fo:margin-left="2.94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2cm" fo:text-indent="-0.635cm" fo:margin-left="3.58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7cm" fo:text-indent="-0.635cm" fo:margin-left="4.21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52cm" fo:text-indent="-0.635cm" fo:margin-left="4.85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7cm" fo:text-indent="-0.635cm" fo:margin-left="5.48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22cm" fo:text-indent="-0.635cm" fo:margin-left="6.12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7cm" fo:text-indent="-0.635cm" fo:margin-left="6.75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92cm" fo:text-indent="-0.635cm" fo:margin-left="7.392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17cm" fo:text-indent="-0.635cm" fo:margin-left="3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52cm" fo:text-indent="-0.635cm" fo:margin-left="3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内部設計書</text:p>
      <text:p text:style-name="P2"/>
      <text:p text:style-name="P2"/>
      <text:p text:style-name="P2"/>
      <text:p text:style-name="P2"/>
      <text:p text:style-name="P2"/>
      <text:p text:style-name="P2">第2.3版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014年６月６日</text:p>
      <text:p text:style-name="P2"/>
      <text:p text:style-name="P2">グループ13</text:p>
      <text:p text:style-name="P2"><text:soft-page-break/></text:p>
      <text:p text:style-name="P3">１.開発環境</text:p>
      <text:p text:style-name="P3"><text:tab/></text:p>
      <text:list xml:id="list8375518507545287906" text:style-name="L1">
        <text:list-item>
          <text:p text:style-name="P9"><text:span text:style-name="T2">プログラミング言語<text:tab/><text:tab/></text:span><text:span text:style-name="T2">JavaScript</text:span></text:p>
        </text:list-item>
        <text:list-item>
          <text:p text:style-name="P13">設計書作成ソフト<text:tab/><text:tab/>LibreOffice</text:p>
        </text:list-item>
        <text:list-item>
          <text:p text:style-name="P13">バージョン管理<text:tab/><text:tab/><text:tab/>subversion（仮）</text:p>
        </text:list-item>
      </text:list>
      <text:p text:style-name="P3"/>
      <text:p text:style-name="P3">２.動作環境</text:p>
      <text:p text:style-name="P4"/>
      <text:list xml:id="list7062164973795893647" text:style-name="L2">
        <text:list-item>
          <text:p text:style-name="P14">OS<text:tab/><text:tab/><text:tab/><text:tab/>Mac OS X 10.9.3</text:p>
        </text:list-item>
        <text:list-item>
          <text:p text:style-name="P14">CPU<text:tab/><text:tab/><text:tab/><text:tab/>1.6GHz Intel Core i5</text:p>
        </text:list-item>
        <text:list-item>
          <text:p text:style-name="P14">メモリ<text:tab/><text:tab/><text:tab/><text:tab/>4GB 1333 MHz DDR3</text:p>
        </text:list-item>
        <text:list-item>
          <text:p text:style-name="P14">ハードディスク<text:tab/><text:tab/>Macintosh HD 120.47GB</text:p>
        </text:list-item>
      </text:list>
      <text:p text:style-name="P3"/>
      <text:p text:style-name="P3">３.クラス構成</text:p>
      <text:p text:style-name="P6">3.1　クラス<text:span text:style-name="T1">図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3.2　クラス仕様</text:p>
      <text:list xml:id="list523439651629983719" text:style-name="L3">
        <text:list-item>
          <text:p text:style-name="P15">MainPeg</text:p>
        </text:list-item>
        <text:list-item>
          <text:p text:style-name="P15">ModelPeg</text:p>
          <text:list>
            <text:list-item>
              <text:p text:style-name="P15">データに対しての読み込み、保存</text:p>
            </text:list-item>
          </text:list>
        </text:list-item>
        <text:list-item>
          <text:p text:style-name="P15">ViewPeg</text:p>
          <text:list>
            <text:list-item>
              <text:p text:style-name="P15">ゲーム画面の表示</text:p>
            </text:list-item>
            <text:list-item>
              <text:p text:style-name="P15">操作に対しての応答</text:p>
            </text:list-item>
          </text:list>
        </text:list-item>
        <text:list-item>
          <text:p text:style-name="P15">ControllerPeg</text:p>
          <text:list>
            <text:list-item>
              <text:p text:style-name="P15">ゲームウィンドウ内でのマウス入力の受け付け</text:p>
            </text:list-item>
          </text:list>
        </text:list-item>
      </text:list>
      <text:p text:style-name="P5"/>
      <text:p text:style-name="P5"/>
      <text:p text:style-name="P5">3.3　クラスのインタフェース</text:p>
      <text:list xml:id="list1570333516" text:continue-numbering="true" text:style-name="L3">
        <text:list-item>
          <text:p text:style-name="P15">MainPeg</text:p>
          <text:list>
            <text:list-item>
              <text:p text:style-name="P15">main</text:p>
              <text:list>
                <text:list-header>
                  <text:p text:style-name="P15">mainPegのインスタンスの生成を行うメソッド</text:p>
                  <text:list>
                    <text:list-item>
                      <text:p text:style-name="P15">引数　：なし</text:p>
                    </text:list-item>
                    <text:list-item>
                      <text:p text:style-name="P15">返り値：なし</text:p>
                    </text:list-item>
                  </text:list>
                </text:list-header>
              </text:list>
            </text:list-item>
            <text:list-item>
              <text:p text:style-name="P15">makeMenuBar</text:p>
              <text:list>
                <text:list-header>
                  <text:p text:style-name="P15">メニューバーの作成をおこなうメソッド</text:p>
                  <text:list>
                    <text:list-item>
                      <text:p text:style-name="P15">引数　：なし</text:p>
                    </text:list-item>
                    <text:list-item>
                      <text:p text:style-name="P15">返り値：なし</text:p>
                    </text:list-item>
                  </text:list>
                </text:list-header>
              </text:list>
            </text:list-item>
          </text:list>
        </text:list-item>
        <text:list-item>
          <text:p text:style-name="P15">ModelPeg</text:p>
          <text:list>
            <text:list-item>
              <text:p text:style-name="P15">resetStage</text:p>
              <text:list>
                <text:list-header>
                  <text:p text:style-name="P15">ステージの配置の最読み込みを行うメソッド</text:p>
                  <text:list>
                    <text:list-item>
                      <text:p text:style-name="P15">引数　：なし</text:p>
                    </text:list-item>
                    <text:list-item>
                      <text:p text:style-name="P15">返り値：なし</text:p>
                    </text:list-item>
                  </text:list>
                </text:list-header>
              </text:list>
            </text:list-item>
            <text:list-item>
              <text:p text:style-name="P12"><text:span text:style-name="T3">checkClear</text:span></text:p>
              <text:list>
                <text:list-header>
                  <text:p text:style-name="P17">クリアしているか詰んだか確認を行うメソッド</text:p>
                  <text:list>
                    <text:list-item>
                      <text:p text:style-name="P15">引数<text:tab/>:なし</text:p>
                    </text:list-item>
                    <text:list-item>
                      <text:p text:style-name="P15">返り値 <text:tab/>:result</text:p>
                    </text:list-item>
                  </text:list>
                </text:list-header>
              </text:list>
            </text:list-item>
            <text:list-item>
              <text:p text:style-name="P15">selectStage</text:p>
              <text:list>
                <text:list-header>
                  <text:p text:style-name="P15">ステージの配置の最読み込みを行うメソッド</text:p>
                  <text:list>
                    <text:list-item>
                      <text:p text:style-name="P15">引数<text:tab/>:なし</text:p>
                    </text:list-item>
                    <text:list-item>
                      <text:p text:style-name="P15">返り値<text:tab/>:なし</text:p>
                    </text:list-item>
                  </text:list>
                </text:list-header>
              </text:list>
            </text:list-item>
            <text:list-item>
              <text:p text:style-name="P15">saveStage</text:p>
              <text:list>
                <text:list-header>
                  <text:p text:style-name="P15">ステージの保存を行うメソッド</text:p>
                  <text:list>
                    <text:list-item>
                      <text:p text:style-name="P15">引数<text:tab/>:なし</text:p>
                    </text:list-item>
                    <text:list-item>
                      <text:p text:style-name="P15">返り値<text:tab/>:なし</text:p>
                    </text:list-item>
                  </text:list>
                </text:list-header>
              </text:list>
            </text:list-item>
            <text:list-item>
              <text:p text:style-name="P15">putPeg</text:p>
              <text:list>
                <text:list-header>
                  <text:p text:style-name="P15">ペグの配置を行うメソッド</text:p>
                  <text:list>
                    <text:list-item>
                      <text:p text:style-name="P15">引数　：int, int</text:p>
                    </text:list-item>
                    <text:list-item>
                      <text:p text:style-name="P15">返り値：reslut</text:p>
                    </text:list-item>
                  </text:list>
                </text:list-header>
              </text:list>
            </text:list-item>
            <text:list-item>
              <text:p text:style-name="P15">getAttribute</text:p>
              <text:list>
                <text:list-header>
                  <text:p text:style-name="P15">マスに何が配置されているかを返すメソッド</text:p>
                  <text:list>
                    <text:list-item>
                      <text:p text:style-name="P15">引数　：int, int</text:p>
                    </text:list-item>
                    <text:list-item>
                      <text:p text:style-name="P15">返り値：GridAttr</text:p>
                    </text:list-item>
                  </text:list>
                </text:list-header>
              </text:list>
            </text:list-item>
          </text:list>
        </text:list-item>
        <text:list-item>
          <text:p text:style-name="P15">ViewPeg</text:p>
          <text:list>
            <text:list-item>
              <text:p text:style-name="P15">setGridSize</text:p>
              <text:list>
                <text:list-header>
                  <text:p text:style-name="P15"><text:soft-page-break/>マスのサイズ設定</text:p>
                  <text:list>
                    <text:list-item>
                      <text:p text:style-name="P15">引数<text:tab/>:int, int</text:p>
                    </text:list-item>
                    <text:list-item>
                      <text:p text:style-name="P15">返り値<text:tab/>:なし</text:p>
                    </text:list-item>
                  </text:list>
                </text:list-header>
              </text:list>
            </text:list-item>
            <text:list-item>
              <text:p text:style-name="P15">getImages</text:p>
              <text:list>
                <text:list-header>
                  <text:p text:style-name="P15">ゲームに使用する画像を取得</text:p>
                  <text:list>
                    <text:list-item>
                      <text:p text:style-name="P15">引数<text:tab/>:なし</text:p>
                    </text:list-item>
                    <text:list-item>
                      <text:p text:style-name="P15">返り値<text:tab/>:なし</text:p>
                    </text:list-item>
                  </text:list>
                </text:list-header>
              </text:list>
            </text:list-item>
            <text:list-item>
              <text:p text:style-name="P15">setController</text:p>
              <text:list>
                <text:list-header>
                  <text:p text:style-name="P15">MVCのContorollerのインスタンスを作成するメソッド</text:p>
                  <text:p text:style-name="P15">マウスイベントの処理</text:p>
                  <text:list>
                    <text:list-item>
                      <text:p text:style-name="P15">引数　：ControllerPeg</text:p>
                    </text:list-item>
                    <text:list-item>
                      <text:p text:style-name="P15">返り値：なし</text:p>
                    </text:list-item>
                  </text:list>
                </text:list-header>
              </text:list>
            </text:list-item>
            <text:list-item>
              <text:p text:style-name="P15">paintComponent</text:p>
              <text:list>
                <text:list-header>
                  <text:p text:style-name="P15">ウィンドウ内の描画の処理を行うメソッド</text:p>
                  <text:list>
                    <text:list-item>
                      <text:p text:style-name="P15">引数　：Graphics</text:p>
                    </text:list-item>
                    <text:list-item>
                      <text:p text:style-name="P15">返り値：なし</text:p>
                    </text:list-item>
                  </text:list>
                </text:list-header>
              </text:list>
            </text:list-item>
          </text:list>
        </text:list-item>
        <text:list-item>
          <text:p text:style-name="P15">ControllerPeg</text:p>
          <text:list>
            <text:list-item>
              <text:p text:style-name="P15">newGame</text:p>
              <text:list>
                <text:list-header>
                  <text:p text:style-name="P15">新しいゲーム（ステージの選択）をするメソッド</text:p>
                  <text:list>
                    <text:list-item>
                      <text:p text:style-name="P15">引数　：なし</text:p>
                    </text:list-item>
                    <text:list-item>
                      <text:p text:style-name="P15">返り値：なし</text:p>
                    </text:list-item>
                  </text:list>
                </text:list-header>
              </text:list>
            </text:list-item>
            <text:list-item>
              <text:p text:style-name="P15">resetStage</text:p>
              <text:list>
                <text:list-header>
                  <text:p text:style-name="P15">ステージのやり直しをメソッド</text:p>
                  <text:list>
                    <text:list-item>
                      <text:p text:style-name="P15">引数　：なし</text:p>
                    </text:list-item>
                    <text:list-item>
                      <text:p text:style-name="P15">返り値：なし</text:p>
                    </text:list-item>
                  </text:list>
                </text:list-header>
              </text:list>
            </text:list-item>
            <text:list-item>
              <text:p text:style-name="P15">makeStage</text:p>
              <text:list>
                <text:list-header>
                  <text:p text:style-name="P15">ステージを作成するモードに移行するメソッド</text:p>
                  <text:list>
                    <text:list-item>
                      <text:p text:style-name="P15">引数　：なし</text:p>
                    </text:list-item>
                    <text:list-item>
                      <text:p text:style-name="P15">返り値：なし</text:p>
                    </text:list-item>
                  </text:list>
                </text:list-header>
              </text:list>
            </text:list-item>
            <text:list-item>
              <text:p text:style-name="P15">didClick</text:p>
              <text:list>
                <text:list-header>
                  <text:p text:style-name="P15">クリックされた際の処理を行うメソッド</text:p>
                  <text:list>
                    <text:list-item>
                      <text:p text:style-name="P15">引数　：int, int</text:p>
                    </text:list-item>
                    <text:list-item>
                      <text:p text:style-name="P15">返り値：なし</text:p>
                    </text:list-item>
                  </text:list>
                </text:list-header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3.4　クラスの動作</text:p>
      <text:p text:style-name="P5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４.データの形式</text:p>
      <text:p text:style-name="P8">4.1　保存すべき情報</text:p>
      <text:list xml:id="list3436254066277227163" text:style-name="L4">
        <text:list-item>
          <text:p text:style-name="P16">新しく作成した盤（ペグの配置）</text:p>
        </text:list-item>
      </text:list>
      <text:p text:style-name="P7">4.2　ファイルの形式</text:p>
      <text:list xml:id="list3730412090468090654" text:style-name="L5">
        <text:list-item>
          <text:p text:style-name="P10"><text:span text:style-name="T3">t</text:span><text:span text:style-name="T3">xtファイル</text:span></text:p>
        </text:list-item>
      </text:list>
      <text:p text:style-name="P7">4.3　読み書きの方法</text:p>
      <text:list xml:id="list975870694279974495" text:style-name="L6">
        <text:list-item>
          <text:p text:style-name="P11"><text:span text:style-name="T3">T</text:span><text:span text:style-name="T3">NTN</text:span>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charset="x-symbol"/>
    <style:font-face style:name="HiraKakuProN-W3" svg:font-family="HiraKakuProN-W3"/>
    <style:font-face style:name="OpenSymbol1" svg:font-family="OpenSymbol"/>
    <style:font-face style:name="Osaka" svg:font-family="Osak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4:59:03.324918000</meta:creation-date>
    <dc:date>2014-06-13T17:09:20</dc:date>
    <meta:editing-duration>PT4H41M28S</meta:editing-duration>
    <meta:editing-cycles>13</meta:editing-cycles>
    <meta:generator>OpenOffice/4.0.1$Unix OpenOffice.org_project/401m5$Build-9714</meta:generator>
    <meta:document-statistic meta:table-count="0" meta:image-count="0" meta:object-count="0" meta:page-count="5" meta:paragraph-count="103" meta:word-count="798" meta:character-count="1243"/>
    <dc:creator>山田 用事</dc:creator>
  </office:meta>
</office:document-meta>
</file>